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17C3A6B95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2.743cm"/>
    </style:style>
    <style:style style:name="Tableau1.B" style:family="table-column">
      <style:table-column-properties style:column-width="13.24cm"/>
    </style:style>
    <style:style style:name="Tableau1.1" style:family="table-row">
      <style:table-row-properties style:min-row-height="0.582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fo:keep-together="auto"/>
    </style:style>
    <style:style style:name="Tableau1.3" style:family="table-row">
      <style:table-row-properties fo:keep-together="auto"/>
    </style:style>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00%" fo:orphans="2" fo:widows="2"/>
      <style:text-properties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2" style:family="paragraph" style:parent-style-name="Standard">
      <style:paragraph-properties fo:margin-top="0cm" fo:margin-bottom="0cm" style:contextual-spacing="false" fo:line-height="100%" fo:orphans="2" fo:widows="2"/>
      <style:text-properties fo:font-size="11pt" fo:language="fr" fo:country="FR" style:letter-kerning="false" style:font-name-asian="Calibri1" style:font-size-asian="11pt" style:language-asian="fr" style:country-asian="FR" style:font-name-complex="F" style:font-size-complex="11pt" style:language-complex="ar" style:country-complex="SA"/>
    </style:style>
    <style:style style:name="P3" style:family="paragraph" style:parent-style-name="Frame_20_contents">
      <style:paragraph-properties fo:text-align="center" style:justify-single-word="false"/>
    </style:style>
    <style:style style:name="P4" style:family="paragraph" style:parent-style-name="Heading_20_1" style:list-style-name="WWNum17"/>
    <style:style style:name="P5" style:family="paragraph" style:parent-style-name="List_20_Paragraph" style:list-style-name="WWNum16"/>
    <style:style style:name="P6" style:family="paragraph" style:parent-style-name="List_20_Paragraph" style:list-style-name="WWNum18"/>
    <style:style style:name="P7" style:family="paragraph" style:parent-style-name="List_20_Paragraph">
      <style:text-properties style:language-asian="fr" style:country-asian="FR"/>
    </style:style>
    <style:style style:name="P8" style:family="paragraph" style:parent-style-name="List_20_Paragraph">
      <style:text-properties officeooo:paragraph-rsid="001d3bc3"/>
    </style:style>
    <style:style style:name="P9" style:family="paragraph" style:parent-style-name="List_20_Paragraph">
      <style:text-properties fo:language="fr" fo:country="FR"/>
    </style:style>
    <style:style style:name="P10" style:family="paragraph" style:parent-style-name="List_20_Paragraph">
      <style:text-properties fo:language="fr" fo:country="FR" officeooo:rsid="001f27c3" officeooo:paragraph-rsid="001f27c3"/>
    </style:style>
    <style:style style:name="P11" style:family="paragraph" style:parent-style-name="List_20_Paragraph">
      <style:text-properties officeooo:rsid="002398a8" officeooo:paragraph-rsid="002398a8"/>
    </style:style>
    <style:style style:name="P12" style:family="paragraph" style:parent-style-name="List_20_Paragraph">
      <style:text-properties officeooo:rsid="00276186" officeooo:paragraph-rsid="00276186"/>
    </style:style>
    <style:style style:name="P13" style:family="paragraph" style:parent-style-name="List_20_Paragraph">
      <style:text-properties officeooo:rsid="002d64e3" officeooo:paragraph-rsid="002d64e3"/>
    </style:style>
    <style:style style:name="P14" style:family="paragraph" style:parent-style-name="No_20_Spacing">
      <style:paragraph-properties fo:margin-top="0.423cm" fo:margin-bottom="0cm" style:contextual-spacing="false"/>
    </style:style>
    <style:style style:name="P15" style:family="paragraph" style:parent-style-name="Standard">
      <style:paragraph-properties fo:break-before="page"/>
    </style:style>
    <style:style style:name="P16" style:family="paragraph" style:parent-style-name="Standard">
      <style:text-properties style:language-asian="fr" style:country-asian="FR"/>
    </style:style>
    <style:style style:name="P17" style:family="paragraph" style:parent-style-name="Standard">
      <style:text-properties officeooo:rsid="001b9722" officeooo:paragraph-rsid="001b9722" style:language-asian="fr" style:country-asian="FR"/>
    </style:style>
    <style:style style:name="P18" style:family="paragraph" style:parent-style-name="Standard">
      <style:paragraph-properties fo:margin-top="0cm" fo:margin-bottom="0cm" style:contextual-spacing="false" fo:line-height="100%" fo:orphans="2" fo:widows="2"/>
      <style:text-properties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9" style:family="paragraph" style:parent-style-name="Standard">
      <style:paragraph-properties fo:margin-top="0cm" fo:margin-bottom="0cm" style:contextual-spacing="false" fo:line-height="100%" fo:orphans="2" fo:widows="2"/>
      <style:text-properties fo:font-size="11pt" fo:language="fr" fo:country="FR" style:letter-kerning="false" style:font-name-asian="Calibri1" style:font-size-asian="11pt" style:language-asian="fr" style:country-asian="FR" style:font-name-complex="F" style:font-size-complex="11pt" style:language-complex="ar" style:country-complex="SA"/>
    </style:style>
    <style:style style:name="P20" style:family="paragraph" style:parent-style-name="Standard" style:master-page-name="Standard">
      <style:paragraph-properties style:page-number="0"/>
    </style:style>
    <style:style style:name="P21" style:family="paragraph" style:parent-style-name="Standard">
      <style:text-properties officeooo:rsid="00332430" officeooo:paragraph-rsid="00332430"/>
    </style:style>
    <style:style style:name="P22" style:family="paragraph" style:parent-style-name="Subtitle">
      <style:paragraph-properties fo:text-align="start" style:justify-single-word="false"/>
    </style:style>
    <style:style style:name="P23" style:family="paragraph" style:parent-style-name="Table_20_Contents">
      <style:text-properties officeooo:rsid="0028b02e" officeooo:paragraph-rsid="0028b02e"/>
    </style:style>
    <style:style style:name="P24" style:family="paragraph" style:parent-style-name="Table_20_Contents">
      <style:text-properties officeooo:rsid="002a2e30" officeooo:paragraph-rsid="002a2e30"/>
    </style:style>
    <style:style style:name="P25" style:family="paragraph" style:parent-style-name="Table_20_Contents">
      <style:text-properties officeooo:rsid="002a8482" officeooo:paragraph-rsid="002a8482"/>
    </style:style>
    <style:style style:name="P26" style:family="paragraph" style:parent-style-name="Title">
      <style:paragraph-properties fo:margin-top="0cm" fo:margin-bottom="0cm" style:contextual-spacing="true" fo:padding-left="0.141cm" fo:padding-right="0.141cm" fo:padding-top="0.035cm" fo:padding-bottom="0.035cm" fo:border="none"/>
    </style:style>
    <style:style style:name="P27" style:family="paragraph">
      <loext:graphic-properties draw:fill="solid" draw:fill-color="#8faadc"/>
      <style:paragraph-properties fo:text-align="start"/>
      <style:text-properties fo:font-size="11pt"/>
    </style:style>
    <style:style style:name="P28" style:family="paragraph">
      <loext:graphic-properties draw:fill="solid" draw:fill-color="#dae3f3"/>
      <style:paragraph-properties fo:text-align="start"/>
    </style:style>
    <style:style style:name="P29" style:family="paragraph">
      <loext:graphic-properties draw:fill="none"/>
      <style:paragraph-properties fo:text-align="start"/>
    </style:style>
    <style:style style:name="P30" style:family="paragraph">
      <loext:graphic-properties draw:fill="solid" draw:fill-color="#4472c4"/>
      <style:paragraph-properties fo:text-align="start"/>
      <style:text-properties fo:font-size="18pt"/>
    </style:style>
    <style:style style:name="P31" style:family="paragraph">
      <loext:graphic-properties draw:fill="solid" draw:fill-color="#ffffff"/>
      <style:paragraph-properties fo:text-align="start"/>
      <style:text-properties fo:font-size="18pt"/>
    </style:style>
    <style:style style:name="T1" style:family="text">
      <style:text-properties fo:color="#808080" loext:opacity="100%" style:font-name="Gentium Basic" fo:font-size="14pt" style:font-size-asian="14pt" style:font-size-complex="16pt">
        <loext:char-complex-color loext:theme-type="light1" loext:color-type="theme">
          <loext:transformation loext:type="shade" loext:value="4980"/>
        </loext:char-complex-color>
      </style:text-properties>
    </style:style>
    <style:style style:name="T2" style:family="text">
      <style:text-properties fo:color="#808080" loext:opacity="100%" style:font-name="Gentium Basic">
        <loext:char-complex-color loext:theme-type="light1" loext:color-type="theme">
          <loext:transformation loext:type="shade" loext:value="4980"/>
        </loext:char-complex-color>
      </style:text-properties>
    </style:style>
    <style:style style:name="T3" style:family="text">
      <style:text-properties fo:text-transform="uppercase" fo:color="#808080" loext:opacity="100%" style:font-name="Gentium Basic">
        <loext:char-complex-color loext:theme-type="light1" loext:color-type="theme">
          <loext:transformation loext:type="shade" loext:value="4980"/>
        </loext:char-complex-color>
      </style:text-properties>
    </style:style>
    <style:style style:name="T4" style:family="text">
      <style:text-properties fo:text-transform="uppercase" fo:color="#808080" loext:opacity="100%" style:font-name="Gentium Basic">
        <loext:char-complex-color loext:theme-type="light1" loext:color-type="theme">
          <loext:transformation loext:type="shade" loext:value="4980"/>
        </loext:char-complex-color>
      </style:text-properties>
    </style:style>
    <style:style style:name="T5" style:family="text">
      <style:text-properties fo:text-transform="uppercase" fo:color="#44546a" loext:opacity="100%" style:font-name="Gentium Basic" fo:font-size="18pt" style:font-size-asian="18pt" style:font-size-complex="18pt">
        <loext:char-complex-color loext:theme-type="dark2" loext:color-type="theme"/>
      </style:text-properties>
    </style:style>
    <style:style style:name="T6" style:family="text">
      <style:text-properties fo:color="#595959" loext:opacity="100%" fo:font-size="54pt" style:font-name-asian="F" style:font-size-asian="54pt" style:font-name-complex="F" style:font-size-complex="54pt">
        <loext:char-complex-color loext:theme-type="dark1" loext:color-type="theme">
          <loext:transformation loext:type="tint" loext:value="3490"/>
        </loext:char-complex-color>
      </style:text-properties>
    </style:style>
    <style:style style:name="T7" style:family="text">
      <style:text-properties fo:font-weight="bold" style:language-asian="fr" style:country-asian="FR"/>
    </style:style>
    <style:style style:name="T8" style:family="text">
      <style:text-properties fo:font-weight="bold" style:language-asian="fr" style:country-asian="FR" style:font-weight-asian="bold" style:font-weight-complex="bold"/>
    </style:style>
    <style:style style:name="T9" style:family="text">
      <style:text-properties style:language-asian="fr" style:country-asian="FR"/>
    </style:style>
    <style:style style:name="T10" style:family="text">
      <style:text-properties officeooo:rsid="001d3bc3" style:language-asian="fr" style:country-asian="FR"/>
    </style:style>
    <style:style style:name="T11" style:family="text">
      <style:text-properties officeooo:rsid="001f27c3" style:language-asian="fr" style:country-asian="FR"/>
    </style:style>
    <style:style style:name="T12" style:family="text">
      <style:text-properties officeooo:rsid="001fb7a1" style:language-asian="fr" style:country-asian="FR"/>
    </style:style>
    <style:style style:name="T13" style:family="text">
      <style:text-properties officeooo:rsid="00206320" style:language-asian="fr" style:country-asian="FR"/>
    </style:style>
    <style:style style:name="T14" style:family="text">
      <style:text-properties officeooo:rsid="0021e689" style:language-asian="fr" style:country-asian="FR"/>
    </style:style>
    <style:style style:name="T15" style:family="text">
      <style:text-properties officeooo:rsid="00277f53" style:language-asian="fr" style:country-asian="FR"/>
    </style:style>
    <style:style style:name="T16" style:family="text">
      <style:text-properties officeooo:rsid="00301ba1" style:language-asian="fr" style:country-asian="FR"/>
    </style:style>
    <style:style style:name="T17" style:family="text">
      <style:text-properties fo:font-style="italic" style:language-asian="fr" style:country-asian="FR" style:font-style-asian="italic" style:font-style-complex="italic"/>
    </style:style>
    <style:style style:name="T18" style:family="text">
      <style:text-properties fo:font-size="9pt" style:font-size-asian="9pt" style:language-asian="fr" style:country-asian="FR" style:font-size-complex="9pt"/>
    </style:style>
    <style:style style:name="T19" style:family="text">
      <style:text-properties fo:font-size="8pt" style:font-size-asian="8pt" style:font-size-complex="8pt"/>
    </style:style>
    <style:style style:name="T20" style:family="text">
      <style:text-properties fo:language="fr" fo:country="FR" style:language-asian="fr" style:country-asian="FR"/>
    </style:style>
    <style:style style:name="T21" style:family="text">
      <style:text-properties fo:language="fr" fo:country="FR" officeooo:rsid="001d3bc3" style:language-asian="fr" style:country-asian="FR"/>
    </style:style>
    <style:style style:name="T22" style:family="text">
      <style:text-properties fo:language="fr" fo:country="FR" fo:font-weight="bold" officeooo:rsid="001d3bc3" style:language-asian="fr" style:country-asian="FR"/>
    </style:style>
    <style:style style:name="T23" style:family="text">
      <style:text-properties fo:language="fr" fo:country="FR" fo:font-weight="bold" officeooo:rsid="001da3fe" style:language-asian="fr" style:country-asian="FR"/>
    </style:style>
    <style:style style:name="T24" style:family="text">
      <style:text-properties fo:font-size="11pt" fo:language="fr" fo:country="FR" style:letter-kerning="false" style:font-name-asian="Calibri1" style:font-size-asian="11pt" style:language-asian="fr" style:country-asian="FR" style:font-name-complex="F" style:font-size-complex="11pt" style:language-complex="ar" style:country-complex="SA"/>
    </style:style>
    <style:style style:name="T25" style:family="text">
      <style:text-properties officeooo:rsid="0030b22b"/>
    </style:style>
    <style:style style:name="T26" style:family="text">
      <style:text-properties officeooo:rsid="0031a659"/>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left="0.141cm" fo:padding-right="0.141cm" fo:padding-top="0cm" fo:padding-bottom="0cm" fo:border="0.51pt solid #000000"/>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gr1" style:family="graphic">
      <style:graphic-properties style:writing-mode="lr-tb" loext:decorative="false" fo:margin-left="0cm" fo:margin-right="0cm" fo:margin-top="0cm" fo:margin-bottom="0.005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35cm" draw:stroke-linejoin="miter" svg:stroke-linecap="butt" draw:fill="solid" draw:fill-color="#8faadc" draw:textarea-vertical-align="middle" draw:auto-grow-height="false" fo:min-height="0.143cm" fo:min-width="18.544cm" fo:padding-top="0.127cm" fo:padding-bottom="0.127cm" fo:padding-left="0.254cm" fo:padding-right="0.254cm" fo:wrap-option="wrap" loext:decorative="false" style:run-through="background">
        <loext:fill-complex-color loext:theme-type="accent1" loext:color-type="theme">
          <loext:transformation loext:type="lummod" loext:value="6000"/>
          <loext:transformation loext:type="lumoff" loext:value="4000"/>
        </loext:fill-complex-color>
      </style:graphic-properties>
    </style:style>
    <style:style style:name="gr3" style:family="graphic" style:parent-style-name="Frame">
      <style:graphic-properties draw:stroke="none" svg:stroke-width="0.035cm" draw:stroke-linejoin="miter" svg:stroke-linecap="butt" draw:fill="solid" draw:fill-color="#dae3f3" draw:textarea-vertical-align="bottom" draw:auto-grow-height="false" fo:min-height="3.313cm" fo:min-width="16.512cm" fo:padding-top="0.508cm" fo:padding-bottom="1.27cm" fo:padding-left="1.27cm" fo:padding-right="1.27cm" fo:wrap-option="wrap" loext:decorative="false" style:run-through="background">
        <loext:fill-complex-color loext:theme-type="accent1" loext:color-type="theme">
          <loext:transformation loext:type="lummod" loext:value="2000"/>
          <loext:transformation loext:type="lumoff" loext:value="8000"/>
        </loext:fill-complex-color>
      </style:graphic-properties>
    </style:style>
    <style:style style:name="gr4" style:family="graphic" style:parent-style-name="Frame">
      <style:graphic-properties draw:stroke="none" svg:stroke-width="0.018cm" draw:fill="none" loext:fill-use-slide-background="false" draw:textarea-vertical-align="middle" draw:auto-grow-height="false" fo:min-height="17.782cm" fo:min-width="16.512cm" fo:padding-top="1.27cm" fo:padding-bottom="1.27cm" fo:padding-left="1.27cm" fo:padding-right="1.27cm" fo:wrap-option="wrap" loext:decorative="false" style:run-through="background"/>
    </style:style>
    <style:style style:name="gr5" style:family="graphic">
      <style:graphic-properties draw:stroke="solid" svg:stroke-width="0.035cm" svg:stroke-color="#325490" draw:stroke-linejoin="miter" svg:stroke-linecap="butt" draw:fill="solid" draw:fill-color="#4472c4" draw:textarea-vertical-align="top" draw:auto-grow-height="false" fo:min-height="18.449cm" fo:min-width="13.877cm" fo:padding-top="0.125cm" fo:padding-bottom="0.125cm" fo:padding-left="0.25cm" fo:padding-right="0.25cm" fo:wrap-option="wrap" loext:decorative="false" fo:margin-left="0.053cm" fo:margin-right="0.071cm" fo:margin-top="0.053cm" fo:margin-bottom="0.035cm" style:run-through="back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loext:fill-complex-color loext:theme-type="accent1" loext:color-type="theme"/>
      </style:graphic-properties>
    </style:style>
    <style:style style:name="gr6" style:family="graphic" style:parent-style-name="Frame">
      <style:graphic-properties draw:stroke="solid" svg:stroke-width="0.009cm" svg:stroke-color="#808080" draw:stroke-linejoin="round" draw:fill="solid" draw:fill-color="#ffffff" draw:textarea-vertical-align="top" draw:auto-grow-height="false" fo:min-height="0.34cm" fo:min-width="0.684cm" fo:padding-top="0.127cm" fo:padding-bottom="0.127cm" fo:padding-left="0.254cm" fo:padding-right="0.254cm" fo:wrap-option="wrap" loext:decorative="false" fo:margin-left="0cm" fo:margin-right="0.079cm" fo:margin-top="0cm" fo:margin-bottom="0.044cm" style:run-through="background" style:wrap="run-through" style:number-wrapped-paragraphs="no-limit" style:vertical-pos="from-top" loext:vertical-rel="page-content-bottom" style:horizontal-pos="from-left" style:horizontal-rel="page-end-margin" draw:wrap-influence-on-position="once-concurrent" loext:allow-overlap="true" style:flow-with-text="false"/>
    </style:style>
    <style:style style:name="gr7" style:family="graphic">
      <style:graphic-properties draw:stroke="solid" svg:stroke-width="0.009cm" svg:stroke-color="#808080" draw:stroke-linejoin="round" draw:fill="solid" draw:fill-color="#ffffff" draw:textarea-vertical-align="top" draw:auto-grow-height="false" fo:min-height="0.34cm" fo:min-width="0.684cm" fo:padding-top="0.127cm" fo:padding-bottom="0.127cm" fo:padding-left="0.254cm" fo:padding-right="0.254cm" fo:wrap-option="wrap" loext:decorative="false" fo:margin-left="0cm" fo:margin-right="0.079cm" fo:margin-top="0cm" fo:margin-bottom="0.044cm" style:run-through="background" style:wrap="run-through" style:number-wrapped-paragraphs="no-limit" style:vertical-pos="from-top" loext:vertical-rel="page-content-bottom" style:horizontal-pos="from-left" style:horizontal-rel="page-end-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custom-shape text:anchor-type="char" draw:z-index="10" draw:name="Groupe 119" draw:style-name="gr5" draw:text-style-name="P30" svg:width="19.051cm" svg:height="26.508cm" svg:x="1.254cm" svg:y="0.596cm"><draw:enhanced-geometry/></draw:custom-shape></text:p>
      <text:p text:style-name="Standard"/>
      <text:p text:style-name="P15"/>
      <text:p text:style-name="P22" loext:marker-style-name="T9"><draw:frame draw:style-name="fr1" draw:name="Cadre1" text:anchor-type="paragraph" svg:x="0cm" svg:y="0.002cm" draw:z-index="19"><draw:text-box fo:min-height="0cm" fo:min-width="0.041cm"><text:p text:style-name="P26">La transformation digitale chez Tout Compte Fait</text:p></draw:text-box></draw:frame><text:span text:style-name="T8">Sujet de Cécile GODÉ</text:span><text:span text:style-name="T9"><text:line-break/>Aix-Marseille Univ, CRET-LOG, Aix-en-Provence, France</text:span></text:p>
      <text:p text:style-name="Standard" loext:marker-style-name="T9"><text:span text:style-name="T9">Ce TP a pour but de mettre en avant les enjeux associés à la transformation digitale d’un cabinet d’expertise comptable. Il se concentre sur la gestion de projet en systèmes d’information (SI) et aborde la dimension humaine de la transformation.</text:span><text:span text:style-name="T9"/></text:p>
      <text:p text:style-name="Standard" loext:marker-style-name="T9"><text:span text:style-name="T8">Mots clefs : </text:span><text:span text:style-name="T9">Digitalisation, Entreprise de Services du Numérique (ESN), Expertise-comptable, Gestion de projet, Infogérance.</text:span></text:p>
      <text:p text:style-name="P17" loext:marker-style-name="T9">Travail comptable : Compte de résultat et bilan</text:p>
      <text:list xml:id="list3868372900" text:style-name="WWNum17">
        <text:list-item>
          <text:h text:style-name="P4" text:outline-level="1" loext:marker-style-name="T9"><text:span text:style-name="T9">Énoncé</text:span><text:span text:style-name="T9"/></text:h>
        </text:list-item>
      </text:list>
      <text:p text:style-name="Standard" loext:marker-style-name="T9"><text:span text:style-name="T9">« Nous sommes en train de vivre une mutation importante de notre secteur. Les cabinets s’organisent aujourd’hui pour digitaliser la production de l’information et pour favoriser au maximum la dématérialisation. [...] Demain, il y aura probablement des cabinets d’expertise comptable 100 % digitalisés, qui intégreront des flux d’information de façon totalement automatisée », précise Béatrice Charlas, présidente de l’Ordre des experts-comptables Toulouse Midi-Pyrénées lors d’une interview à </text:span><text:span text:style-name="T17">La Dépêche</text:span><text:span text:style-name="T9"> le 3 avril 2018. Ce constat est également partagé par Françoise Druta, experte-comptable et fondatrice du cabinet d’expertise comptable </text:span><text:span text:style-name="T8">Tout Compte Fait (TCF)</text:span><text:span text:style-name="T9"> depuis sa création en 1995. Elle réfléchit depuis plusieurs mois à entamer une transformation digitale en profondeur des activités de son entreprise.</text:span></text:p>
      <text:p text:style-name="Standard" loext:marker-style-name="T9"><text:span text:style-name="T9">Le cabinet est déjà numérisé : un module ERP Comptabilité-Finance a été implémenté en 2002 ainsi qu’un module CRM du même éditeur, Queoval Expert. Le premier module permet aux 16 comptables et 9 experts-comptables du cabinet de disposer de l’ensemble des données pour optimiser leurs missions de tenue et de révision, de la collecte des écritures à la restitution des données sous forme de présentations dynamiques. La solution CRM facilite de son côté la gestion de la relation clientèle, en soutenant la fidélisation et l’accès aux prospects. Il propose notamment une vision globale de la situation du client à une date donnée, de l’état d’avancement des dossiers à la facturation, en passant par la gestion des tâches.</text:span><text:span text:style-name="T9"/></text:p>
      <text:p text:style-name="Standard" loext:marker-style-name="T9"><text:span text:style-name="T9">Les bons résultats obtenus par le cabinet incitent Françoise Druta à poursuivre la transformation du cabinet. Le chantier est d’envergure. Il va s’agir d’intégrer les possibilités du Web pour exploiter des systèmes d’information de collaboration et de partage des savoirs. Dans ce cadre, Mme Druta envisage quatre pistes d’évolution complémentaires :</text:span><text:span text:style-name="T9"/></text:p>
      <text:list text:style-name="WWNum16">
        <text:list-item>
          <text:p text:style-name="P5" loext:marker-style-name="T9"><text:span text:style-name="T9">Le développement d’un site web qui non seulement permettrait aux prospects de prendre contact avec le cabinet (plus de 70 % des clients business commencent par faire des recherches web pour trouver des solutions et prestataires et près de 80 % sont inscrits sur des réseaux sociaux), mais servirait également de vitrine pour ses services.</text:span><text:span text:style-name="T9"/></text:p>
        </text:list-item>
        <text:list-item>
          <text:p text:style-name="P5" loext:marker-style-name="T9"><text:span text:style-name="T9">L’implémentation d’une suite d’outils collaboratifs en SaaS à partir de laquelle, via le site web ou une application mobile, les clients du cabinet pourraient partager leurs dossiers et informations et auraient une visibilité immédiate sur la comptabilité de l’entreprise. </text:span><text:span text:style-name="T9"/></text:p>
        </text:list-item>
        <text:list-item>
          <text:p text:style-name="P5" loext:marker-style-name="T9"><text:span text:style-name="T9">L’évolution du CRM déjà en place en Web CRM. </text:span><text:span text:style-name="T9"/></text:p>
        </text:list-item>
        <text:list-item>
          <text:p text:style-name="P5" loext:marker-style-name="T9"><text:soft-page-break/><text:span text:style-name="T9">L’intégration des informations de tenue et de révision de comptes à l’ERP (modules comptabilité-finances).</text:span></text:p>
        </text:list-item>
      </text:list>
      <text:p text:style-name="P8" loext:marker-style-name="T9"><text:span text:style-name="T10">Saas = service en ligne, CRM = </text:span><text:span text:style-name="T20">Customer Relationship Management &lt;</text:span><text:span text:style-name="T21">=&gt;</text:span><text:span text:style-name="T22">gestion de la relation client, prospects= potentiel client, ERP= </text:span><text:span text:style-name="T23">entreprise ressource planning = logicielle qui va recenser toute les fonctionnalités d’une entreprise</text:span></text:p>
      <text:p text:style-name="Standard" loext:marker-style-name="T9"><text:span text:style-name="T9">Grâce à la digitalisation, Mme Druta souhaite voir évoluer le rôle des comptables et experts-comptables du cabinet vers davantage de prestations-conseils à la clientèle. En disposant de données complexes, structurées et exploitables en temps réel, ces derniers pourraient en effet interagir avec leurs clients en les conseillant plus efficacement. Par exemple, ils pourraient accéder aux factures et au profil des clients en temps réel, être en mesure d’identifier quelles solutions seraient les plus appropriées et conseiller les clients en conséquence.</text:span><text:span text:style-name="T9"/></text:p>
      <text:p text:style-name="Standard" loext:marker-style-name="T9"><text:span text:style-name="T9">Pour mettre en œuvre son projet, Françoise Druta se tourne naturellement vers l’Entreprise de Services du Numérique (ESN) avec laquelle elle a travaillé à la numérisation du cabinet et qui prend également en charge la maintenance de ses systèmes d’information, la société CLA. Avant de construire un cahier des charges et d’obtenir un devis, elle lui demande de spécifier le contenu des services qu’elle est capable de fournir pour les 4 types d’évolution souhaités. Afin d’être en mesure de comparer les niveaux de service, elle se tourne également vers Queoval Expert, éditeur des solutions actuellement en place dans le cabinet. Elle reçoit une semaine après sa demande les documents requis, qu’elle synthétise comme suit :</text:span><text:span text:style-name="T9"/></text:p>
      <table:table table:name="Tableau1" table:style-name="Tableau1">
        <table:table-column table:style-name="Tableau1.A"/>
        <table:table-column table:style-name="Tableau1.B"/>
        <table:table-row table:style-name="Tableau1.1">
          <table:table-cell table:style-name="Tableau1.A1" office:value-type="string">
            <text:p text:style-name="P1" loext:marker-style-name="T9"><text:span text:style-name="T9">Désignation</text:span><text:span text:style-name="T9"/></text:p>
          </table:table-cell>
          <table:table-cell table:style-name="Tableau1.A1" office:value-type="string">
            <text:p text:style-name="P1" loext:marker-style-name="T9"><text:span text:style-name="T9">Informations</text:span><text:span text:style-name="T9"/></text:p>
          </table:table-cell>
        </table:table-row>
        <table:table-row table:style-name="Tableau1.2">
          <table:table-cell table:style-name="Tableau1.A1" office:value-type="string">
            <text:p text:style-name="P1" loext:marker-style-name="T9"><text:span text:style-name="T9">ESN CLA</text:span><text:span text:style-name="T11">­</text:span></text:p>
          </table:table-cell>
          <table:table-cell table:style-name="Tableau1.A1" office:value-type="string">
            <text:p text:style-name="P1" loext:marker-style-name="T9"><text:span text:style-name="T9">Petite entreprise flexible et réactive spécialisée dans le domaine de l’expertise comptable</text:span><text:span text:style-name="T9"/></text:p>
            <text:p text:style-name="P1" loext:marker-style-name="T9"><text:span text:style-name="T9">Grande expertise concernant l’infogérance, en particulier dans le domaine de la Tierce Maintenance Applicative des ERP et CRM</text:span><text:span text:style-name="T9"/></text:p>
            <text:p text:style-name="P1" loext:marker-style-name="T9"><text:span text:style-name="T9">Travaille avec TCF depuis 2002</text:span><text:span text:style-name="T9"/></text:p>
            <text:p text:style-name="P1" loext:marker-style-name="T9"><text:span text:style-name="T9">Compétences web très récentes (recrutement de deux développeurs en 2017)</text:span><text:span text:style-name="T9"/></text:p>
            <text:p text:style-name="P1" loext:marker-style-name="T9"><text:span text:style-name="T9">Compétences « sécurité » en formation</text:span><text:span text:style-name="T9"/></text:p>
            <text:p text:style-name="P1" loext:marker-style-name="T9"><text:span text:style-name="T9">Mode SaaS</text:span><text:span text:style-name="T9"/></text:p>
            <text:p text:style-name="P1" loext:marker-style-name="T9"><text:span text:style-name="T9">Sauvegardes en cloud</text:span><text:span text:style-name="T9"/></text:p>
            <text:p text:style-name="P1" loext:marker-style-name="T9"><text:span text:style-name="T9">Délai envisagé pour l’implémentation du projet de Mme Druta : </text:span><text:span text:style-name="T9"/></text:p>
            <text:p text:style-name="P1" loext:marker-style-name="T9"><text:span text:style-name="T9">6 mois</text:span><text:span text:style-name="T9"/></text:p>
            <text:p text:style-name="P2" loext:marker-style-name="T9"/>
          </table:table-cell>
        </table:table-row>
        <table:table-row table:style-name="Tableau1.3">
          <table:table-cell table:style-name="Tableau1.A1" office:value-type="string">
            <text:p text:style-name="P1" loext:marker-style-name="T9"><text:span text:style-name="T9">Editeur Queoval Expert</text:span><text:span text:style-name="T9"/></text:p>
          </table:table-cell>
          <table:table-cell table:style-name="Tableau1.A1" office:value-type="string">
            <text:p text:style-name="P1" loext:marker-style-name="T9"><text:span text:style-name="T9">Éditeur à forte notoriété, dont une partie des activités est spécialisée dans le domaine de l’expertise comptable</text:span><text:span text:style-name="T9"/></text:p>
            <text:p text:style-name="P1" loext:marker-style-name="T9"><text:span text:style-name="T9">Compétence « sécurité » optimale</text:span><text:span text:style-name="T9"/></text:p>
            <text:p text:style-name="P1" loext:marker-style-name="T9"><text:span text:style-name="T9">Peu de connaissances TCF dans la mesure où ce sont les équipes de CLA qui ont très rapidement pris en charge les systèmes actuels</text:span><text:span text:style-name="T9"/></text:p>
            <text:p text:style-name="P1" loext:marker-style-name="T9"><text:span text:style-name="T9">Licences site quel que soit le nombre d’utilisateurs</text:span><text:span text:style-name="T9"/></text:p>
            <text:p text:style-name="P1" loext:marker-style-name="T9"><text:span text:style-name="T9">Interfaçage web</text:span><text:span text:style-name="T9"/></text:p>
            <text:p text:style-name="P1" loext:marker-style-name="T9"><text:span text:style-name="T9">Compétences web (10 développeurs)</text:span><text:span text:style-name="T9"/></text:p>
            <text:p text:style-name="P1" loext:marker-style-name="T9"><text:span text:style-name="T9">Mode SaaS</text:span><text:span text:style-name="T9"/></text:p>
            <text:p text:style-name="P1" loext:marker-style-name="T9"><text:span text:style-name="T9">Sauvegardes en cloud</text:span><text:span text:style-name="T9"/></text:p>
            <text:p text:style-name="P1" loext:marker-style-name="T9"><text:span text:style-name="T9">Spécialisés dans la digitalisation des entreprises, tous secteurs d’activités confondus</text:span><text:span text:style-name="T9"/></text:p>
            <text:p text:style-name="P1" loext:marker-style-name="T9"><text:span text:style-name="T9">Package formation inclus</text:span><text:span text:style-name="T9"/></text:p>
            <text:p text:style-name="P1" loext:marker-style-name="T9"><text:span text:style-name="T9">Délai envisagé pour l’implémentation du projet de Mme Druta : </text:span><text:span text:style-name="T9"/></text:p>
            <text:p text:style-name="P1" loext:marker-style-name="T9"><text:span text:style-name="T9">13 mois</text:span><text:span text:style-name="T9"/></text:p>
            <text:p text:style-name="P2" loext:marker-style-name="T9"/>
          </table:table-cell>
        </table:table-row>
      </table:table>
      <text:p text:style-name="P16" loext:marker-style-name="T9"/>
      <text:p text:style-name="Standard" loext:marker-style-name="T9"><text:soft-page-break/><text:span text:style-name="T9">Mme Druta prendra quelques jours pour décider seule de la meilleure solution à adopter afin de mettre en œuvre son projet de transformation et de travailler sur la convention de service. Cependant, alors même qu’elle est plutôt satisfaisante du processus mis en place, certains de ses collaborateurs lui font connaître leur inquiétude : pourquoi cette transformation ? Que va-t-elle changer en termes de pratiques de travail et de gestion du quotidien ? Vont-ils devoir utiliser des nouveaux systèmes ? Et dans quelle mesure ces derniers vont-ils leur permettre de travailler plus efficacement ? </text:span><text:span text:style-name="T9"/></text:p>
      <text:p text:style-name="Standard" loext:marker-style-name="T9"><text:span text:style-name="T9">C’est à ce moment-là que votre stage professionnel débute. Mme Druta vous demande de produire une analyse du projet de transformation qu’elle souhaite mener.</text:span><text:span text:style-name="T9"/></text:p>
      <text:list text:continue-list="list3868372900" text:style-name="WWNum17">
        <text:list-item>
          <text:h text:style-name="P4" text:outline-level="1"><text:span text:style-name="T9">Questions</text:span></text:h>
        </text:list-item>
      </text:list>
      <text:list text:style-name="WWNum18">
        <text:list-item>
          <text:p text:style-name="P6" loext:marker-style-name="T9"><text:span text:style-name="T9">Après avoir défini le concept d’alignement stratégique (AS), listez les principaux domaines à appréhender dans la logique du processus d’AS du Système d’Information (SI) de TCF.</text:span></text:p>
        </text:list-item>
      </text:list>
      <text:p text:style-name="List_20_Paragraph" loext:marker-style-name="T9"><text:span text:style-name="T9"/></text:p>
      <text:p text:style-name="P9" loext:marker-style-name="T9"><text:span text:style-name="T9">L'alignement stratégique est </text:span><text:span text:style-name="T7">le processus qui consiste à travailler avec différentes équipes et personnes pour relier leurs efforts aux objectifs globaux de l'organisation</text:span><text:span text:style-name="T9">.</text:span></text:p>
      <text:p text:style-name="P10" loext:marker-style-name="T9"><text:span text:style-name="T9">Stratégie de toutes les équipes dans le même sens</text:span></text:p>
      <text:p text:style-name="P10" loext:marker-style-name="T9"><text:span text:style-name="T9">4 dimensions : - stratégie de l’entreprise, → augmenter le porte feuille </text:span><text:span text:style-name="T12">(nb)</text:span><text:span text:style-name="T9"> de clients et développer le conseil </text:span></text:p>
      <text:p text:style-name="P10" loext:marker-style-name="T9"><text:span text:style-name="T9">- organisation et Processus, → </text:span><text:span text:style-name="T13">faire que les salariés se concentrent sur des taches qui génèrent plus de valeur.</text:span></text:p>
      <text:p text:style-name="P10" loext:marker-style-name="T9"><text:span text:style-name="T9">- infrastructure et app, → </text:span><text:span text:style-name="T13">peu de changement en terme d’investissement</text:span></text:p>
      <text:p text:style-name="P10" loext:marker-style-name="T9"><text:span text:style-name="T9">- stratégie et techno de l’information → </text:span><text:span text:style-name="T14">aspect sécurité des données (cyber + encadrement légal)</text:span></text:p>
      <text:p text:style-name="P9" loext:marker-style-name="T9"><text:span text:style-name="T9"/></text:p>
      <text:p text:style-name="P7" loext:marker-style-name="T9"/>
      <text:list text:continue-numbering="true" text:style-name="WWNum18">
        <text:list-item>
          <text:p text:style-name="P6" loext:marker-style-name="T9"><text:span text:style-name="T9">Quels sont les avantages et inconvénients d’une solution Cloud SaaS pour TCF ?</text:span></text:p>
        </text:list-item>
      </text:list>
      <text:p text:style-name="List_20_Paragraph" loext:marker-style-name="T9"><text:span text:style-name="T9"/></text:p>
      <text:p text:style-name="P11" loext:marker-style-name="T9"><text:span text:style-name="T9">Avantages : peu de changement, matériel, +accessible pour les prospects, + simple d’utilisation</text:span></text:p>
      <text:p text:style-name="P11" loext:marker-style-name="T9"><text:span text:style-name="T9">Inconvénient : plus de contact client, sécurisation des données+ compliqué, cout, portabilité des données</text:span></text:p>
      <text:p text:style-name="P7" loext:marker-style-name="T9"/>
      <text:p text:style-name="P7" loext:marker-style-name="T9"/>
      <text:list text:continue-numbering="true" text:style-name="WWNum18">
        <text:list-item>
          <text:p text:style-name="P6" loext:marker-style-name="T9"><text:span text:style-name="T9">Estimez-vous que l’infogérance des compétences SI est une bonne ou une mauvaise solution pour TCF ? Argumentez.</text:span></text:p>
        </text:list-item>
      </text:list>
      <text:p text:style-name="List_20_Paragraph" loext:marker-style-name="T9"><text:span text:style-name="T9"/></text:p>
      <text:p text:style-name="P12" loext:marker-style-name="T9"><text:span text:style-name="T9">POSITIF : l’expertise , concentration de employé sur leur métiers,</text:span></text:p>
      <text:p text:style-name="P12" loext:marker-style-name="T9"><text:span text:style-name="T9"/></text:p>
      <text:p text:style-name="P12" loext:marker-style-name="T9"><text:span text:style-name="T9">négatifs : </text:span><text:span text:style-name="T15">perte pvr de maitrise pck on connaît pas la techno</text:span></text:p>
      <text:p text:style-name="List_20_Paragraph" loext:marker-style-name="T9"><text:span text:style-name="T9"/></text:p>
      <text:p text:style-name="List_20_Paragraph" loext:marker-style-name="T9"><text:span text:style-name="T9"/></text:p>
      <text:p text:style-name="P7" loext:marker-style-name="T9"/>
      <text:list text:continue-numbering="true" text:style-name="WWNum18">
        <text:list-item>
          <text:p text:style-name="P6" loext:marker-style-name="T9"><text:span text:style-name="T9">Au regard de ces missions, proposez un tableau expliquant les avantages et les inconvénients des prestataires envisagés.</text:span></text:p>
        </text:list-item>
      </text:list>
      <table:table table:name="Tableau2" table:style-name="Tableau2">
        <table:table-column table:style-name="Tableau2.A" table:number-columns-repeated="2"/>
        <table:table-row>
          <table:table-cell table:style-name="Tableau2.A1" office:value-type="string">
            <text:p text:style-name="P23">Avantages</text:p>
          </table:table-cell>
          <table:table-cell table:style-name="Tableau2.B1" office:value-type="string">
            <text:p text:style-name="P23">inconvénients</text:p>
          </table:table-cell>
        </table:table-row>
        <table:table-row>
          <table:table-cell table:style-name="Tableau2.A2" office:value-type="string">
            <text:p text:style-name="P24">2 fois plus rapide</text:p>
          </table:table-cell>
          <table:table-cell table:style-name="Tableau2.B2" office:value-type="string">
            <text:p text:style-name="P25">Délais plus long, manque de connaissances, cout </text:p>
          </table:table-cell>
        </table:table-row>
        <text:soft-page-break/>
        <table:table-row>
          <table:table-cell table:style-name="Tableau2.A2" office:value-type="string">
            <text:p text:style-name="P25">Travaille avec eux depuis longtemps</text:p>
          </table:table-cell>
          <table:table-cell table:style-name="Tableau2.B2" office:value-type="string">
            <text:p text:style-name="Table_20_Contents"/>
          </table:table-cell>
        </table:table-row>
        <table:table-row>
          <table:table-cell table:style-name="Tableau2.A2" office:value-type="string">
            <text:p text:style-name="P25">Entreprise <text:span text:style-name="T24">spécialisée dans le domaine de l’expertise comptable</text:span></text:p>
          </table:table-cell>
          <table:table-cell table:style-name="Tableau2.B2" office:value-type="string">
            <text:p text:style-name="P25">Alors que l’autre que une partie de l’activité <text:span text:style-name="T24">spécialisée dans le domaine de l’expertise comptable</text:span></text:p>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row>
          <table:table-cell table:style-name="Tableau2.A2" office:value-type="string">
            <text:p text:style-name="Table_20_Contents"/>
          </table:table-cell>
          <table:table-cell table:style-name="Tableau2.B2" office:value-type="string">
            <text:p text:style-name="Table_20_Contents"/>
          </table:table-cell>
        </table:table-row>
      </table:table>
      <text:p text:style-name="List_20_Paragraph" loext:marker-style-name="T9"><text:span text:style-name="T9"/></text:p>
      <text:p text:style-name="P7" loext:marker-style-name="T9"/>
      <text:p text:style-name="P7" loext:marker-style-name="T9"/>
      <text:list text:continue-numbering="true" text:style-name="WWNum18">
        <text:list-item>
          <text:p text:style-name="P6" loext:marker-style-name="T9"><text:span text:style-name="T9">Décrivez les étapes de la mise en œuvre du projet que devrait suivre Mme Druta et commentez-les.</text:span></text:p>
        </text:list-item>
      </text:list>
      <text:p text:style-name="List_20_Paragraph" loext:marker-style-name="T9"><text:span text:style-name="T9"/></text:p>
      <text:p text:style-name="P13" loext:marker-style-name="T9"><text:span text:style-name="T9">-Choisir personne qui pilote le projet : choisir chef de projet</text:span></text:p>
      <text:p text:style-name="P13" loext:marker-style-name="T9"><text:span text:style-name="T9">-définir besoins</text:span></text:p>
      <text:p text:style-name="P13" loext:marker-style-name="T9"><text:span text:style-name="T9"><text:tab/>- </text:span><text:span text:style-name="T16">consultation des salariés, clients</text:span></text:p>
      <text:p text:style-name="P13" loext:marker-style-name="T9"><text:span text:style-name="T16">-fixer objectifs en lien avec besoin</text:span></text:p>
      <text:p text:style-name="P13" loext:marker-style-name="T9"><text:span text:style-name="T16"><text:tab/>- augmenter le nb de client et développer nvelle activité (cnseil)</text:span></text:p>
      <text:p text:style-name="P13" loext:marker-style-name="T9"><text:span text:style-name="T16">- Définir le projet</text:span></text:p>
      <text:p text:style-name="P13" loext:marker-style-name="T9"><text:span text:style-name="T16">- planifier les taches (répartition)</text:span></text:p>
      <text:p text:style-name="P13" loext:marker-style-name="T9"><text:span text:style-name="T16">- réalisation du projet </text:span></text:p>
      <text:p text:style-name="P13" loext:marker-style-name="T9"><text:span text:style-name="T16">- tests/évaluation </text:span></text:p>
      <text:p text:style-name="P13" loext:marker-style-name="T9"><text:span text:style-name="T9"/></text:p>
      <text:p text:style-name="List_20_Paragraph" loext:marker-style-name="T9"><text:span text:style-name="T9"/></text:p>
      <text:p text:style-name="P7" loext:marker-style-name="T9"/>
      <text:list text:continue-numbering="true" text:style-name="WWNum18">
        <text:list-item>
          <text:p text:style-name="P6" loext:marker-style-name="T9"><text:span text:style-name="T9">Que pensez-vous des processus managériaux mis en œuvre pour gérer le projet de transformation digitale ? Argumentez</text:span><text:span text:style-name="T9"/></text:p>
        </text:list-item>
      </text:list>
      <text:p text:style-name="P16" loext:marker-style-name="T9">-<text:span text:style-name="T25">impliquer les gens</text:span></text:p>
      <text:p text:style-name="P16" loext:marker-style-name="T9">-<text:span text:style-name="T25">faire comprendre pk c’est plus simple</text:span></text:p>
      <text:p text:style-name="P16" loext:marker-style-name="T9">- <text:span text:style-name="T26">si on se base sur le besoins des salariés </text:span></text:p>
      <text:p text:style-name="Standard">Expliquer la nécessité du changement</text:p>
      <text:p text:style-name="Standard">Rester à l’écoute</text:p>
      <text:p text:style-name="Standard"/>
      <text:p text:style-name="P21">sensegiving et le sensemaking</text:p>
      <text:p text:style-name="P16" loext:marker-style-name="T9"/>
      <text:p text:style-name="P16" loext:marker-style-name="T9"/>
      <text:p text:style-name="P16" loext:marker-style-name="T9"/>
      <text:h text:style-name="Heading_20_2" text:outline-level="2" loext:marker-style-name="T9"><text:span text:style-name="T9">Annexe 1 : De la numérisation à la digitalisation</text:span><text:span text:style-name="T9"/></text:h>
      <text:p text:style-name="Standard" loext:marker-style-name="T9"><text:span text:style-name="T9">« La numérisation des pratiques professionnelles est ancienne. Depuis l’apparition des ordinateurs dans les entreprises, les technologies de l’information ont conduit à numériser de très nombreux processus. Les systèmes d’information de gestion ont d’abord contribué à gérer toutes les </text:span><text:soft-page-break/><text:span text:style-name="T9">informations routinières et automatisables de l’organisation. Ces systèmes d’information de gestion ont connu un développement paroxystique au cours des années 1990 avec le développement de progiciels de gestion intégrés. En parallèle, les systèmes d’aide à la décision ont contribué à apporter des solutions numériques pour accompagner les prises de décision individuelles et collectives. Ils ont joué un rôle particulièrement structurant pour les pratiques de contrôle de gestion (développement des tableaux de bord). Au cours des années 2000, la maturité des systèmes d’information de communication développés autour du Web a permis le développement de sites web, Intranet, Extranet qui ont grandement facilité la communication interne mais également la communication externe de l’entreprise. Les années 2008-2010 voient la généralisation de systèmes d’information de collaboration et le partage des savoirs qui ont permis le développement de pratiques de travail centré sur l’ajustement mutuel, la co-construction, l’échange et la mobilité. Contrairement aux autres familles d’outils cités, ces outils collaboratifs ont pour particularité d’être à portée de main des utilisateurs. Ils leur obéissent au doigt et à l’œil et leur permettent de développer de nouvelles pratiques de travail du bout des doigts. Le terme digital renvoie à cette métaphore de la prise en main totale des technologies par les acteurs. […] C’est ainsi qu’on peut qualifier la transformation digitale comme la transformation organisationnelle liée au développement et à l’intégration de technologies numériques de collaboration dans les pratiques individuelles et collectives des entreprises. » </text:span><text:span text:style-name="T9"/></text:p>
      <text:p text:style-name="Subtitle" loext:marker-style-name="T18"><text:span text:style-name="T18">Dudézert, 2015, p. 9-10</text:span><text:span text:style-name="T18"/></text:p>
      <text:p text:style-name="P16"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Gentium Basic" svg:font-family="'Gentium Basic'" style:font-family-generic="roman" style:font-pitch="variable"/>
    <style:font-face style:name="Gentium Book Basic" svg:font-family="'Gentium Book Basic'"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Gentium Book Basic" fo:font-family="'Gentium Book Basic'"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WWNum17" style:class="text">
      <loext:graphic-properties draw:fill="none" draw:fill-color="#ffffff"/>
      <style:paragraph-properties fo:margin-top="0.423cm" fo:margin-bottom="0cm" style:contextual-spacing="false" fo:keep-together="always" fo:background-color="transparent" fo:padding-left="0cm" fo:padding-right="0cm" fo:padding-top="0cm" fo:padding-bottom="0.035cm" fo:border-left="none" fo:border-right="none" fo:border-top="none" fo:border-bottom="0.51pt solid #000000" fo:keep-with-next="always"/>
      <style:text-properties fo:color="#2f5496"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loext:linked-style-name="Titre_20_Car" style:auto-update="true" style:class="chapter">
      <loext:graphic-properties draw:fill="solid" draw:fill-color="#b4c6e7"/>
      <style:paragraph-properties fo:margin-top="0cm" fo:margin-bottom="0cm" style:contextual-spacing="true" fo:line-height="150%" fo:text-align="center" style:justify-single-word="false" fo:background-color="#b4c6e7" fo:padding-left="0.141cm" fo:padding-right="0.141cm" fo:padding-top="0.035cm" fo:padding-bottom="0.035cm" fo:border="0.51pt solid #000000" style:shadow="#000000 0.018cm 0.018cm"/>
      <style:text-properties style:font-name="Gentium Basic" fo:font-family="'Gentium Basic'"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loext:linked-style-name="Sans_20_interligne_20_Car">
      <style:paragraph-properties fo:margin-top="0cm" fo:margin-bottom="0cm" style:contextual-spacing="false" fo:line-height="100%" fo:text-align="start" style:justify-single-word="false" fo:orphans="2" fo:widows="2" style:writing-mode="lr-tb"/>
      <style:text-properties style:font-name="Gentium Book Basic" fo:font-family="'Gentium Book Basic'" style:font-family-generic="roman" style:font-pitch="variable"/>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loext:graphic-properties draw:fill="none" draw:fill-color="#ffffff"/>
      <style:paragraph-properties fo:background-color="transparent" fo:padding="0cm" fo:border="none"/>
      <style:text-properties style:font-name="Calibri Light" fo:font-family="'Calibri Light'" style:font-family-generic="roman" style:font-pitch="variable"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c-axikw"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Subtitle" style:family="paragraph" style:parent-style-name="Standard" style:next-style-name="Standard" loext:linked-style-name="Sous-titre_20_Car" style:class="chapter">
      <style:text-properties fo:color="#5a5a5a" loext:opacity="100%" style:font-name="Calibri" fo:font-family="Calibri" style:font-family-generic="roman" style:font-pitch="variable"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Gentium Basic" fo:font-family="'Gentium Basic'" style:font-family-generic="roman" style:font-pitch="variable" fo:font-size="28pt" fo:letter-spacing="-0.018cm" style:letter-kerning="true" fo:background-color="#b4c6e7"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f5496" loext:opacity="100%" style:font-name="Gentium Book Basic" fo:font-family="'Gentium Book Basic'" style:font-family-generic="roman" style:font-pitch="variable" fo:font-size="16pt" fo:background-color="transparen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2f5496" loext:opacity="100%" style:font-name="Gentium Book Basic" fo:font-family="'Gentium Book Basic'"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Sans_20_interligne_20_Car" style:display-name="Sans interligne Car" style:family="text" style:parent-style-name="Default_20_Paragraph_20_Font" loext:linked-style-name="No_20_Spacing">
      <style:text-properties style:font-name="Gentium Book Basic" fo:font-family="'Gentium Book Basic'"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Emphasis" style:family="text" style:parent-style-name="Default_20_Paragraph_20_Font">
      <style:text-properties fo:font-style="italic" style:font-style-asian="italic" style:font-style-complex="italic"/>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Sous-titre_20_Car" style:display-name="Sous-titre Car" style:family="text" style:parent-style-name="Default_20_Paragraph_20_Font">
      <style:text-properties fo:color="#5a5a5a" loext:opacity="100%" fo:letter-spacing="0.026cm" style:font-name-asian="F" style:font-family-generic-asian="system" style:font-pitch-asian="variable">
        <loext:char-complex-color loext:theme-type="dark1" loext:color-type="theme">
          <loext:transformation loext:type="tint" loext:value="3529"/>
        </loext:char-complex-color>
      </style:text-properties>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fo:font-size="10pt" style:font-size-asian="10pt"/>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4472c4"/>
      <style:paragraph-properties fo:text-align="start"/>
      <style:text-properties fo:font-size="18pt"/>
    </style:style>
    <style:style style:name="MP2" style:family="paragraph" style:parent-style-name="Frame_20_contents">
      <style:paragraph-properties fo:text-align="center" style:justify-single-word="false"/>
    </style:style>
    <style:style style:name="MP3" style:family="paragraph">
      <loext:graphic-properties draw:fill="solid" draw:fill-color="#ffffff"/>
      <style:paragraph-properties fo:text-align="start"/>
      <style:text-properties fo:font-size="18pt"/>
    </style:style>
    <style:style style:name="MT1" style:family="text">
      <style:text-properties fo:font-size="8pt" style:font-size-asian="8pt" style:font-size-complex="8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solid" svg:stroke-width="0.035cm" svg:stroke-color="#325490" draw:stroke-linejoin="miter" svg:stroke-linecap="butt" draw:fill="solid" draw:fill-color="#4472c4" draw:textarea-vertical-align="top" draw:auto-grow-height="false" fo:min-height="18.449cm" fo:min-width="13.877cm" fo:padding-top="0.125cm" fo:padding-bottom="0.125cm" fo:padding-left="0.25cm" fo:padding-right="0.25cm" fo:wrap-option="wrap" loext:decorative="false" fo:margin-left="0.053cm" fo:margin-right="0.071cm" fo:margin-top="0.053cm" fo:margin-bottom="0.035cm" style:run-through="background" style:wrap="run-through" style:number-wrapped-paragraphs="no-limit" style:vertical-pos="from-top" style:vertical-rel="paragraph" style:horizontal-pos="from-left" style:horizontal-rel="page" draw:wrap-influence-on-position="once-concurrent" loext:allow-overlap="true" style:flow-with-text="false">
        <loext:stroke-complex-color loext:theme-type="accent1" loext:color-type="theme"/>
        <loext:fill-complex-color loext:theme-type="accent1" loext:color-type="theme"/>
      </style:graphic-properties>
    </style:style>
    <style:style style:name="Mgr2" style:family="graphic" style:parent-style-name="Frame">
      <style:graphic-properties draw:stroke="solid" svg:stroke-width="0.009cm" svg:stroke-color="#808080" draw:stroke-linejoin="round" draw:fill="solid" draw:fill-color="#ffffff" draw:textarea-vertical-align="top" draw:auto-grow-height="false" fo:min-height="0.34cm" fo:min-width="0.684cm" fo:padding-top="0.127cm" fo:padding-bottom="0.127cm" fo:padding-left="0.254cm" fo:padding-right="0.254cm" fo:wrap-option="wrap" loext:decorative="false" fo:margin-left="0cm" fo:margin-right="0.079cm" fo:margin-top="0cm" fo:margin-bottom="0.044cm" style:run-through="background" style:wrap="run-through" style:number-wrapped-paragraphs="no-limit" style:vertical-pos="from-top" loext:vertical-rel="page-content-bottom" style:horizontal-pos="from-left" style:horizontal-rel="page-end-margin"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9" draw:name="Demi-cadre 4" draw:style-name="Mgr1" draw:text-style-name="MP1" svg:width="14.376cm" svg:height="18.698cm" draw:transform="rotate (-3.14159265358979) translate (20.9986666666667cm 28.448cm)"><text:p/><draw:enhanced-geometry draw:mirror-horizontal="false" draw:mirror-vertical="false" draw:text-areas="0 0 ?f19 ?f20" svg:viewBox="0 0 0 0" draw:type="ooxml-halfFrame" draw:modifiers="967 1017" draw:enhanced-path="M 0 0 L ?f19 0 ?f10 ?f8 ?f3 ?f8 ?f3 ?f12 0 ?f20 Z N"><draw:equation draw:name="f0" draw:formula="min(logwidth,logheight)"/><draw:equation draw:name="f1" draw:formula="100000*logwidth/?f0 "/><draw:equation draw:name="f2" draw:formula="if(0-$1 ,0,if(?f1 -$1 ,$1 ,?f1 ))"/><draw:equation draw:name="f3" draw:formula="?f0 *?f2 /100000"/><draw:equation draw:name="f4" draw:formula="logheight*?f3 /logwidth"/><draw:equation draw:name="f5" draw:formula="logheight+0-?f4 "/><draw:equation draw:name="f6" draw:formula="100000*?f5 /?f0 "/><draw:equation draw:name="f7" draw:formula="if(0-$0 ,0,if(?f6 -$0 ,$0 ,?f6 ))"/><draw:equation draw:name="f8" draw:formula="?f0 *?f7 /100000"/><draw:equation draw:name="f9" draw:formula="?f8 *logwidth/logheight"/><draw:equation draw:name="f10" draw:formula="logwidth+0-?f9 "/><draw:equation draw:name="f11" draw:formula="?f3 *logheight/logwidth"/><draw:equation draw:name="f12" draw:formula="logheight+0-?f11 "/><draw:equation draw:name="f13" draw:formula="?f3 *1/2"/><draw:equation draw:name="f14" draw:formula="(?f12 +logheight)/2"/><draw:equation draw:name="f15" draw:formula="(?f10 +logwidth)/2"/><draw:equation draw:name="f16" draw:formula="?f8 *1/2"/><draw:equation draw:name="f17" draw:formula="logheight/2"/><draw:equation draw:name="f18" draw:formula="logwidth/2"/><draw:equation draw:name="f19" draw:formula="logwidth"/><draw:equation draw:name="f20" draw:formula="logheight"/><draw:handle draw:handle-position="0 ?f8" draw:handle-range-y-maximum="?f6" draw:handle-range-y-minimum="0"/><draw:handle draw:handle-position="?f3 0" draw:handle-range-x-maximum="?f1" draw:handle-range-x-minimum="0"/></draw:enhanced-geometry></draw:custom-shape>R4.A.09 Management avancé des SI<text:tab/><text:tab/>Semestre 4</text:p>
        <text:p text:style-name="Header"/>
      </style:header>
      <style:header-first>
        <text:p text:style-name="Header"><draw:frame draw:style-name="Mfr1" draw:name="Image 7" text:anchor-type="char" svg:x="5.779cm" svg:y="-2.544cm" svg:width="4.445cm" svg:height="2.568cm" draw:z-index="18"><draw:image xlink:href="Pictures/10000001000002910000017C3A6B9562.png" xlink:type="simple" xlink:show="embed" xlink:actuate="onLoad" draw:mime-type="image/png"/></draw:frame></text:p>
      </style:header-first>
      <style:footer>
        <text:p text:style-name="Footer"><draw:custom-shape text:anchor-type="char" draw:z-index="4" draw:name="Carré corné 1" draw:style-name="Mgr2" draw:text-style-name="MP3" svg:width="1.191cm" svg:height="0.909cm" svg:x="0.028cm" svg:y="0.201cm"><text:p text:style-name="MP2"><text:span text:style-name="MT1"><text:page-number text:select-page="current">5</text:page-number></text:span></text:p><draw:enhanced-geometry draw:mirror-horizontal="false" draw:mirror-vertical="false" draw:text-areas="0 0 ?f11 ?f6" svg:viewBox="0 0 0 0" draw:type="ooxml-foldedCorner" draw:modifiers="34560"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draw:equation draw:name="f0" draw:formula="if(0-$0 ,0,if(50000-$0 ,$0 ,50000))"/><draw:equation draw:name="f1" draw:formula="min(logwidth,logheight)"/><draw:equation draw:name="f2" draw:formula="?f1 *?f0 /100000"/><draw:equation draw:name="f3" draw:formula="?f2 *1/5"/><draw:equation draw:name="f4" draw:formula="logwidth+0-?f2 "/><draw:equation draw:name="f5" draw:formula="?f4 +?f3 -0"/><draw:equation draw:name="f6" draw:formula="logheight+0-?f2 "/><draw:equation draw:name="f7" draw:formula="?f6 +?f3 -0"/><draw:equation draw:name="f8" draw:formula="logheight"/><draw:equation draw:name="f9" draw:formula="logwidth/2"/><draw:equation draw:name="f10" draw:formula="logheight/2"/><draw:equation draw:name="f11" draw:formula="logwidth"/><draw:handle draw:handle-position="?f4 ?f8" draw:handle-range-x-maximum="50000" draw:handle-range-x-minimum="0"/></draw:enhanced-geometry></draw:custom-shap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P 1 : Les compétences</dc:title>
    <dc:subject>Management avancé des SI</dc:subject>
    <meta:initial-creator>Monsieur Clément Terrasse</meta:initial-creator>
    <meta:editing-cycles>41</meta:editing-cycles>
    <meta:creation-date>2024-09-10T12:17:00</meta:creation-date>
    <dc:date>2026-01-20T18:15:33.760343715</dc:date>
    <meta:editing-duration>PT4H15M46S</meta:editing-duration>
    <meta:generator>LibreOffice/24.2.7.2$Linux_X86_64 LibreOffice_project/420$Build-2</meta:generator>
    <meta:document-statistic meta:table-count="2" meta:image-count="1" meta:object-count="0" meta:page-count="6" meta:paragraph-count="91" meta:word-count="1694" meta:character-count="11192" meta:non-whitespace-character-count="9584"/>
    <meta:user-defined meta:name="AppVersion">16.0000</meta:user-defined>
    <meta:user-defined meta:name="Company">Monsieur Clément Terrasse</meta:user-defined>
    <meta:template xlink:type="simple" xlink:actuate="onRequest" xlink:title="Normal.dotm" xlink:href=""/>
  </office:meta>
</office:document-meta>
</file>